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e9c0" officeooo:paragraph-rsid="001ce9c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e9c0" officeooo:paragraph-rsid="001ce9c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ce9c0" officeooo:paragraph-rsid="001ce9c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e783d" officeooo:paragraph-rsid="001e78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e9c0" officeooo:paragraph-rsid="001ce9c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e9c0" officeooo:paragraph-rsid="001d6f4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ce9c0" officeooo:paragraph-rsid="002648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ce9c0" officeooo:paragraph-rsid="0028e6e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e9c0" officeooo:paragraph-rsid="002c0f2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e783d" officeooo:paragraph-rsid="001e78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e783d" officeooo:paragraph-rsid="0028e6e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04c2c" officeooo:paragraph-rsid="00204c2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04c2c" officeooo:paragraph-rsid="002c0f2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6600" style:text-underline-style="solid" style:text-underline-width="auto" style:text-underline-color="font-color" fo:font-weight="bold" officeooo:rsid="0026483c" officeooo:paragraph-rsid="0026483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c0f25" officeooo:paragraph-rsid="002c0f2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e783d" officeooo:paragraph-rsid="0028e6e4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d6f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6f48" style:font-weight-asian="bold" style:font-weight-complex="bold"/>
    </style:style>
    <style:style style:name="T5" style:family="text">
      <style:text-properties fo:font-weight="bold" officeooo:rsid="002c0f25" style:font-weight-asian="bold" style:font-weight-complex="bold"/>
    </style:style>
    <style:style style:name="T6" style:family="text">
      <style:text-properties fo:color="#00cc33"/>
    </style:style>
    <style:style style:name="T7" style:family="text">
      <style:text-properties fo:color="#0000cc"/>
    </style:style>
    <style:style style:name="T8" style:family="text">
      <style:text-properties fo:color="#ff9900"/>
    </style:style>
    <style:style style:name="T9" style:family="text">
      <style:text-properties fo:color="#ff9900" officeooo:rsid="001d6f48"/>
    </style:style>
    <style:style style:name="T10" style:family="text">
      <style:text-properties fo:color="#ff9900" officeooo:rsid="00204c2c"/>
    </style:style>
    <style:style style:name="T11" style:family="text">
      <style:text-properties fo:color="#ff9900" fo:font-weight="bold" officeooo:rsid="00204c2c" style:font-weight-asian="bold" style:font-weight-complex="bold"/>
    </style:style>
    <style:style style:name="T12" style:family="text">
      <style:text-properties fo:color="#ff9900" officeooo:rsid="0028be63"/>
    </style:style>
    <style:style style:name="T13" style:family="text">
      <style:text-properties fo:color="#ff9900" officeooo:rsid="0028e6e4"/>
    </style:style>
    <style:style style:name="T14" style:family="text">
      <style:text-properties fo:color="#ff9900" officeooo:rsid="002c0f25"/>
    </style:style>
    <style:style style:name="T15" style:family="text">
      <style:text-properties fo:color="#ff9900" officeooo:rsid="002e07b4"/>
    </style:style>
    <style:style style:name="T16" style:family="text">
      <style:text-properties fo:color="#ff9900" officeooo:rsid="0030c211"/>
    </style:style>
    <style:style style:name="T17" style:family="text">
      <style:text-properties fo:color="#3399ff"/>
    </style:style>
    <style:style style:name="T18" style:family="text">
      <style:text-properties fo:color="#3399ff" officeooo:rsid="001d6f48"/>
    </style:style>
    <style:style style:name="T19" style:family="text">
      <style:text-properties fo:color="#3399ff" style:text-underline-style="none" officeooo:rsid="00274011"/>
    </style:style>
    <style:style style:name="T20" style:family="text">
      <style:text-properties fo:color="#3399ff" officeooo:rsid="0028e6e4"/>
    </style:style>
    <style:style style:name="T21" style:family="text">
      <style:text-properties fo:color="#3399ff" officeooo:rsid="002c0f25"/>
    </style:style>
    <style:style style:name="T22" style:family="text">
      <style:text-properties fo:color="#3399ff" officeooo:rsid="0030c211"/>
    </style:style>
    <style:style style:name="T23" style:family="text">
      <style:text-properties officeooo:rsid="0021a98a"/>
    </style:style>
    <style:style style:name="T24" style:family="text">
      <style:text-properties fo:color="#ff6600" officeooo:rsid="0021a98a"/>
    </style:style>
    <style:style style:name="T25" style:family="text">
      <style:text-properties fo:color="#ff6600" officeooo:rsid="002a3d9f"/>
    </style:style>
    <style:style style:name="T26" style:family="text">
      <style:text-properties officeooo:rsid="0026483c"/>
    </style:style>
    <style:style style:name="T27" style:family="text">
      <style:text-properties fo:color="#006600" officeooo:rsid="0026483c"/>
    </style:style>
    <style:style style:name="T28" style:family="text">
      <style:text-properties fo:color="#006600" officeooo:rsid="00274011"/>
    </style:style>
    <style:style style:name="T29" style:family="text">
      <style:text-properties officeooo:rsid="00274011"/>
    </style:style>
    <style:style style:name="T30" style:family="text">
      <style:text-properties officeooo:rsid="0028e6e4"/>
    </style:style>
    <style:style style:name="T31" style:family="text">
      <style:text-properties officeooo:rsid="002c0f25"/>
    </style:style>
    <style:style style:name="T32" style:family="text">
      <style:text-properties officeooo:rsid="0030c2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ELDAR NOIR : <text:span text:style-name="T25">698</text:span><text:span text:style-name="T24"> </text:span><text:span text:style-name="T23">pts</text:span></text:p>
      <text:p text:style-name="P14">Kabale of the poisoned Tongue</text:p>
      <text:p text:style-name="P1"/>
      <text:p text:style-name="P1"/>
      <text:p text:style-name="P3"><text:span text:style-name="T8">GQ :<text:tab/></text:span><text:tab/><text:tab/><text:tab/><text:tab/><text:tab/><text:span text:style-name="T8">1</text:span><text:span text:style-name="T12">6</text:span><text:span text:style-name="T8">2</text:span><text:span text:style-name="T7"><text:tab/></text:span></text:p>
      <text:p text:style-name="P5"/>
      <text:p text:style-name="P2"><text:span text:style-name="T17">Archon :</text:span><text:span text:style-name="T1"><text:tab/><text:tab/><text:tab/><text:tab/><text:tab/>70<text:tab/><text:tab/></text:span><text:span text:style-name="T19">76</text:span></text:p>
      <text:p text:style-name="P5"><text:tab/><text:tab/><text:span text:style-name="T28">Soul-Seeker</text:span><text:tab/><text:tab/><text:tab/><text:span text:style-name="T29">0</text:span></text:p>
      <text:p text:style-name="P5"><text:tab/><text:tab/>Huskblade<text:tab/><text:tab/><text:tab/>6</text:p>
      <text:p text:style-name="P7"><text:tab/><text:tab/></text:p>
      <text:p text:style-name="P7"><text:span text:style-name="T26"><text:tab/></text:span><text:span text:style-name="T27">Warlord trait : Hatred eternal</text:span></text:p>
      <text:p text:style-name="P5"><text:tab/></text:p>
      <text:p text:style-name="P5"/>
      <text:p text:style-name="P5"><text:span text:style-name="T17">Archon :</text:span><text:tab/><text:tab/><text:tab/><text:tab/><text:tab/>70<text:tab/><text:tab/><text:span text:style-name="T18">86</text:span></text:p>
      <text:p text:style-name="P5"><text:tab/><text:tab/>Blast Pistol<text:tab/><text:tab/><text:tab/>10</text:p>
      <text:p text:style-name="P5"><text:tab/><text:tab/>Huskblade<text:tab/><text:tab/><text:tab/>6</text:p>
      <text:p text:style-name="P5"/>
      <text:p text:style-name="P5"/>
      <text:p text:style-name="P3"><text:span text:style-name="T8">Troupe :</text:span><text:tab/><text:tab/><text:tab/><text:tab/><text:tab/><text:span text:style-name="T9">2</text:span><text:span text:style-name="T16">4</text:span><text:span text:style-name="T15">9</text:span></text:p>
      <text:p text:style-name="P3"/>
      <text:p text:style-name="P5"><text:span text:style-name="T17">Kabalyte warriors  x10 :</text:span><text:tab/><text:tab/><text:tab/>60<text:tab/><text:tab/><text:span text:style-name="T18">1</text:span><text:span text:style-name="T20">31</text:span></text:p>
      <text:p text:style-name="P5"><text:tab/><text:tab/>Blast Pistol<text:tab/><text:tab/><text:tab/>10</text:p>
      <text:p text:style-name="P5"><text:tab/><text:tab/>Agoniser : <text:tab/><text:tab/><text:tab/>4</text:p>
      <text:p text:style-name="P5"><text:tab/><text:tab/><text:span text:style-name="T32">Splinter canon</text:span>: <text:tab/><text:tab/><text:span text:style-name="T32">10</text:span></text:p>
      <text:p text:style-name="P5"><text:tab/><text:tab/><text:span text:style-name="T2">Blaster  </text:span><text:span text:style-name="T4">x2 </text:span><text:span text:style-name="T2">:<text:tab/><text:tab/><text:tab/>34</text:span></text:p>
      <text:p text:style-name="P5"><text:tab/><text:tab/><text:span text:style-name="T30">Pha.-gren.-launcher : <text:s/><text:tab/>3</text:span></text:p>
      <text:p text:style-name="P5"/>
      <text:p text:style-name="P5"><text:span text:style-name="T17">Kabalyte warriors <text:s/>x5 :<text:tab/></text:span><text:tab/><text:tab/>30<text:tab/><text:tab/><text:span text:style-name="T21">64</text:span></text:p>
      <text:p text:style-name="P5"><text:tab/><text:tab/>Blast Pistol<text:tab/><text:tab/><text:tab/>10</text:p>
      <text:p text:style-name="P5"><text:tab/><text:tab/>Agoniser :<text:tab/><text:tab/><text:tab/>4</text:p>
      <text:p text:style-name="P8"><text:tab/><text:tab/><text:span text:style-name="T30">Pha.-gren.-launcher : <text:s/><text:tab/>3</text:span></text:p>
      <text:p text:style-name="P15"><text:tab/><text:tab/>Blaster :<text:tab/><text:tab/><text:tab/>17</text:p>
      <text:p text:style-name="P8"/>
      <text:p text:style-name="P5"><text:span text:style-name="T17">Kabalyte warriors <text:s/>x5 :</text:span><text:tab/><text:tab/><text:tab/>30<text:tab/><text:tab/><text:span text:style-name="T21">64</text:span></text:p>
      <text:p text:style-name="P5"><text:tab/><text:tab/>Blast Pistol<text:tab/><text:tab/><text:tab/>10</text:p>
      <text:p text:style-name="P5"><text:tab/><text:tab/>Agoniser :<text:tab/><text:tab/><text:tab/>4</text:p>
      <text:p text:style-name="P8"><text:tab/><text:tab/><text:span text:style-name="T30">Pha.-gren.-launcher : <text:tab/> <text:tab/>3<text:tab/><text:tab/></text:span></text:p>
      <text:p text:style-name="P9"><text:tab/><text:tab/><text:span text:style-name="T31">Blaster :<text:tab/><text:tab/><text:tab/>17</text:span></text:p>
      <text:p text:style-name="P6"/>
      <text:p text:style-name="P4"><text:span text:style-name="T8">Transport :</text:span><text:tab/><text:tab/><text:tab/><text:tab/><text:tab/><text:span text:style-name="T10">17</text:span><text:span text:style-name="T13">3</text:span></text:p>
      <text:p text:style-name="P4"/>
      <text:p text:style-name="P10"><text:span text:style-name="T17">Raider : </text:span><text:tab/><text:tab/><text:tab/><text:tab/><text:tab/>65<text:tab/><text:tab/><text:span text:style-name="T17">9</text:span><text:span text:style-name="T20">8</text:span></text:p>
      <text:p text:style-name="P10"><text:tab/><text:tab/>Dark Lance<text:tab/><text:tab/><text:tab/>20</text:p>
      <text:p text:style-name="P10"><text:tab/><text:tab/>Splinter racks<text:tab/><text:tab/><text:tab/>10</text:p>
      <text:p text:style-name="P11"><text:tab/><text:tab/><text:span text:style-name="T30">Pha.-gren.-launcher : <text:s/><text:tab/>3</text:span></text:p>
      <text:p text:style-name="P11"/>
      <text:p text:style-name="P10"><text:span text:style-name="T17">Venom : </text:span><text:tab/><text:tab/><text:tab/><text:tab/><text:tab/>55<text:tab/><text:tab/><text:span text:style-name="T17">75</text:span></text:p>
      <text:p text:style-name="P10"><text:tab/><text:tab/>Splinter cannon<text:span text:style-name="T3"> x2<text:tab/><text:tab/></text:span>20</text:p>
      <text:p text:style-name="P11"><text:tab/></text:p>
      <text:p text:style-name="P11"/>
      <text:p text:style-name="P11"/>
      <text:p text:style-name="P11"/>
      <text:p text:style-name="P11"><text:soft-page-break/><text:tab/></text:p>
      <text:p text:style-name="P10"/>
      <text:p text:style-name="P10"><text:span text:style-name="T11">Fast Attack</text:span><text:span text:style-name="T8"><text:tab/></text:span><text:tab/><text:tab/><text:tab/><text:tab/><text:span text:style-name="T12">1</text:span><text:span text:style-name="T16">1</text:span><text:span text:style-name="T14">4</text:span></text:p>
      <text:p text:style-name="P10"/>
      <text:p text:style-name="P12"><text:span text:style-name="T17">Scourges  x5 :<text:tab/></text:span><text:tab/><text:tab/><text:tab/><text:tab/>60<text:tab/><text:tab/><text:span text:style-name="T21">1</text:span><text:span text:style-name="T22">1</text:span><text:span text:style-name="T21">4</text:span><text:span text:style-name="T6"><text:tab/></text:span></text:p>
      <text:p text:style-name="P12"><text:tab/><text:tab/><text:span text:style-name="T32">Blast pistol :<text:tab/><text:tab/><text:tab/>10</text:span><text:tab/></text:p>
      <text:p text:style-name="P12"><text:tab/><text:tab/>Agoniser :<text:tab/><text:tab/><text:tab/>4</text:p>
      <text:p text:style-name="P12"><text:tab/><text:tab/>Heat Lance <text:span text:style-name="T3">x2</text:span> : <text:tab/><text:tab/>24</text:p>
      <text:p text:style-name="P13"><text:tab/><text:tab/><text:span text:style-name="T2">Shredder </text:span><text:span text:style-name="T5">x2</text:span><text:span text:style-name="T2"> :<text:tab/></text:span><text:span text:style-name="T3"> </text:span>:<text:tab/><text:tab/><text:span text:style-name="T31">16</text:span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6:29:22.512000000</meta:creation-date>
    <dc:date>2018-07-24T10:37:25.824000000</dc:date>
    <meta:editing-duration>PT1H28M58S</meta:editing-duration>
    <meta:editing-cycles>17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44" meta:word-count="146" meta:character-count="862" meta:non-whitespace-character-count="586"/>
  </office:meta>
</office:document-meta>
</file>